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3d5" officeooo:paragraph-rsid="001493d5"/>
    </style:style>
    <style:style style:name="P2" style:family="paragraph" style:parent-style-name="Standard">
      <style:text-properties officeooo:rsid="0015c7f7" officeooo:paragraph-rsid="0015c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is-cli</text:p>
      <text:p text:style-name="P1"/>
      <text:p text:style-name="P1">KEYS *</text:p>
      <text:p text:style-name="P1"/>
      <text:p text:style-name="P1">SET pitangus-sulphuratus bem-te-vi</text:p>
      <text:p text:style-name="P1"/>
      <text:p text:style-name="P1">KEYS *</text:p>
      <text:p text:style-name="P1"/>
      <text:p text:style-name="P1">SET caracara-plancus carcara</text:p>
      <text:p text:style-name="P1">SET tyto-furcata suindara</text:p>
      <text:p text:style-name="P1">SET outra-ave algum-nome-aqui</text:p>
      <text:p text:style-name="P1"/>
      <text:p text:style-name="P1">KEYS *</text:p>
      <text:p text:style-name="P1"/>
      <text:p text:style-name="P1">SET outra-ave outro-nome-aqui</text:p>
      <text:p text:style-name="P1"/>
      <text:p text:style-name="P1">KEYS *</text:p>
      <text:p text:style-name="P1"/>
      <text:p text:style-name="P1">GET outra-ave</text:p>
      <text:p text:style-name="P1"/>
      <text:p text:style-name="P1">DEL outra-ave</text:p>
      <text:p text:style-name="P1"/>
      <text:p text:style-name="P1">KEYS *</text:p>
      <text:p text:style-name="P1"/>
      <text:p text:style-name="P1">GET pitangus-sulphuratus</text:p>
      <text:p text:style-name="P1"/>
      <text:p text:style-name="P1">HSET 1 valor1 bem-te-vi valor2 beija-flor valor3 passarinho</text:p>
      <text:p text:style-name="P1"/>
      <text:p text:style-name="P2">KEYS *</text:p>
      <text:p text:style-name="P2"/>
      <text:p text:style-name="P2">HGET 1 valor1</text:p>
      <text:p text:style-name="P2">HGET 1 valor2</text:p>
      <text:p text:style-name="P2">HGET 1 valor3</text:p>
      <text:p text:style-name="P2"/>
      <text:p text:style-name="P2">HMGET 1 valor1</text:p>
      <text:p text:style-name="P2"/>
      <text:p text:style-name="P2">HGETALL 1</text:p>
      <text:p text:style-name="P2"/>
      <text:p text:style-name="P2">HSET 1 valor3 canario</text:p>
      <text:p text:style-name="P2"/>
      <text:p text:style-name="P2">HGETALL 1</text:p>
      <text:p text:style-name="P2"/>
      <text:p text:style-name="P2">HGET 1 valor3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19:53:16.376000000</meta:creation-date>
    <dc:date>2023-10-21T20:05:08.140000000</dc:date>
    <meta:editing-duration>PT11M5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4" meta:word-count="65" meta:character-count="404" meta:non-whitespace-character-count="363"/>
  </office:meta>
</office:document-meta>
</file>